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2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8335in" fo:break-before="auto" style:use-optimal-row-height="false"/>
    </style:style>
    <style:style style:name="ro2" style:family="table-row">
      <style:table-row-properties style:row-height="0.4071in" fo:break-before="auto" style:use-optimal-row-height="false"/>
    </style:style>
    <style:style style:name="ro3" style:family="table-row">
      <style:table-row-properties style:row-height="0.8591in" fo:break-before="auto" style:use-optimal-row-height="false"/>
    </style:style>
    <style:style style:name="ro4" style:family="table-row">
      <style:table-row-properties style:row-height="0.9457in" fo:break-before="auto" style:use-optimal-row-height="false"/>
    </style:style>
    <style:style style:name="ro5" style:family="table-row">
      <style:table-row-properties style:row-height="0.454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ackground-color="transparent" fo:border="0.06pt solid #000000" style:vertical-align="top"/>
      <style:paragraph-properties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1" fo:font-size="12pt" fo:font-weight="bold" style:font-size-asian="12pt" style:font-weight-asian="bold" style:font-name-complex="Lucida Sans" style:font-size-complex="12pt" style:font-weight-complex="bold"/>
    </style:style>
    <style:style style:name="ce14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Liberation Sans1" fo:font-size="12pt" fo:font-weight="bold" style:font-size-asian="12pt" style:font-weight-asian="bold" style:font-name-complex="Lucida Sans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color="#729fcf" style:font-name="Liberation Sans1" fo:font-size="12pt" fo:font-weight="bold" style:font-size-asian="12pt" style:font-weight-asian="bold" style:font-name-complex="Lucida Sans" style:font-size-complex="12pt" style:font-weight-complex="bold"/>
    </style:style>
    <style:style style:name="T1" style:family="text">
      <style:text-properties fo:color="#ff8000"/>
    </style:style>
    <style:style style:name="T2" style:family="text">
      <style:text-properties fo:color="#ffbf00"/>
    </style:style>
    <style:style style:name="T3" style:family="text">
      <style:text-properties fo:color="#00a933"/>
    </style:style>
    <style:style style:name="T4" style:family="text">
      <style:text-properties fo:color="#ff8000"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bf00"/>
    </style:style>
    <style:style style:name="T6" style:family="text">
      <style:text-properties fo:color="#00a933"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8000"/>
    </style:style>
    <style:style style:name="T8" style:family="text">
      <style:text-properties style:font-size-asian="12pt" style:font-size-complex="12pt" style:font-weight-asian="bold" style:font-weight-complex="bold" fo:color="#00a933"/>
    </style:style>
    <style:style style:name="T9" style:family="text">
      <style:text-properties style:font-size-asian="12pt" style:font-size-complex="12pt" style:font-weight-asian="bold" style:font-weight-complex="bold" fo:color="#ffbf00"/>
    </style:style>
    <style:style style:name="T10" style:family="text">
      <style:text-properties fo:color="#00a933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bf00"/>
    </style:style>
    <style:style style:name="T12" style:family="text">
      <style:text-properties fo:color="#ff8000" fo:font-size="12pt" fo:font-weight="bold" style:font-size-asian="12pt" style:font-size-complex="12pt" style:font-weight-asian="bold" style:font-weight-complex="bold"/>
    </style:style>
    <style:style style:name="T13" style:family="text">
      <style:text-properties fo:color="#ffbf00" fo:font-size="12pt" fo:font-weight="bold" style:font-size-asian="12pt" style:font-size-complex="12pt" style:font-weight-asian="bold" style:font-weight-complex="bold"/>
    </style:style>
    <style:style style:name="T14" style:family="text">
      <style:text-properties fo:color="#ff8000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font-size="10pt" fo:font-weight="normal" style:font-size-asian="10pt" style:font-size-complex="10pt" style:font-weight-asian="normal" style:font-weight-complex="normal"/>
    </style:style>
    <style:style style:name="T1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color="#ffbf00" fo:font-size="12pt" fo:font-weight="bold" style:font-size-asian="12pt" style:font-size-complex="12pt" style:font-weight-asian="bold" style:font-weight-complex="bold"/>
    </style:style>
    <style:style style:name="T17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8000"/>
    </style:style>
    <style:style style:name="T18" style:family="text">
      <style:text-properties fo:color="#729fcf"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8000"/>
    </style:style>
    <style:style style:name="T20" style:family="text">
      <style:text-properties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729fcf"/>
    </style:style>
    <style:style style:name="T21" style:family="text">
      <style:text-properties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4000"/>
    </style:style>
    <style:style style:name="T22" style:family="text">
      <style:text-properties fo:color="#729fcf" style:font-name="Liberation Sans" fo:font-size="12pt" fo:font-weight="bold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8000"/>
    </style:style>
    <style:style style:name="T24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729fcf"/>
    </style:style>
    <style:style style:name="T25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4000"/>
    </style:style>
    <style:style style:name="T26" style:family="text">
      <style:text-properties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00a933"/>
    </style:style>
    <style:style style:name="T27" style:family="text">
      <style:text-properties fo:color="#729fcf"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 fo:font-size="12pt" fo:font-weight="bold" style:text-line-through-mode="continuous" style:language-asian="zh" style:country-asian="CN" style:language-complex="hi" style:country-complex="IN"/>
    </style:style>
    <style:style style:name="T28" style:family="text">
      <style:text-properties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font-size="12pt" fo:font-weight="bold" style:text-line-through-mode="continuous" style:language-asian="zh" style:country-asian="CN" style:language-complex="hi" style:country-complex="IN" fo:color="#000000" style:font-name="Liberation Sans"/>
    </style:style>
    <style:style style:name="T29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00a933"/>
    </style:style>
    <style:style style:name="T30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31" style:family="text">
      <style:text-properties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729fcf"/>
    </style:style>
    <style:style style:name="T32" style:family="text">
      <style:text-properties fo:color="#729fcf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8000"/>
    </style:style>
    <style:style style:name="T34" style:family="text">
      <style:text-properties fo:color="#000000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ercice" table:style-name="ta1">
        <table:table-column table:style-name="co1" table:number-columns-repeated="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Remplir les cases vides. Si aucune balise html n’est précisée dans le </text:p>
            <text:p>sélecteur css utiliser une balise &lt;div&gt; ou &lt;span&gt;.</text:p>
          </table:table-cell>
          <table:covered-table-cell table:style-name="ce9"/>
        </table:table-row>
        <table:table-row table:style-name="ro2">
          <table:table-cell table:style-name="ce9" office:value-type="string" calcext:value-type="string">
            <text:p>Sélecteur css</text:p>
          </table:table-cell>
          <table:table-cell table:style-name="ce9" office:value-type="string" calcext:value-type="string">
            <text:p>HTML ciblé</text:p>
          </table:table-cell>
        </table:table-row>
        <table:table-row table:style-name="ro3">
          <table:table-cell table:style-name="ce3" office:value-type="string" calcext:value-type="string">
            <text:p><text:span text:style-name="T1">.mon-icone, .ma-class</text:span> <text:span text:style-name="T2">{}</text:span></text:p>
          </table:table-cell>
          <table:table-cell table:style-name="ce6" office:value-type="string" calcext:value-type="string">
            <text:p><text:span text:style-name="T18"> &lt;img class=</text:span><text:span text:style-name="T19">"ma-class"</text:span><text:span text:style-name="T20"> src=</text:span><text:span text:style-name="T21">""</text:span><text:span text:style-name="T20">&gt;</text:span></text:p>
            <text:p><text:span text:style-name="T22"> &lt;i class=</text:span><text:span text:style-name="T23">"mon-icone"</text:span><text:span text:style-name="T24"> src=</text:span><text:span text:style-name="T25">""</text:span><text:span text:style-name="T24">&gt;</text:span></text:p>
          </table:table-cell>
        </table:table-row>
        <table:table-row table:style-name="ro3">
          <table:table-cell table:style-name="ce3" office:value-type="string" calcext:value-type="string">
            <text:p><text:span text:style-name="T3">nav</text:span><text:span text:style-name="T1">.navigation-principale</text:span> <text:span text:style-name="T2">{}</text:span></text:p>
          </table:table-cell>
          <table:table-cell table:style-name="ce14"/>
        </table:table-row>
        <table:table-row table:style-name="ro3">
          <table:table-cell table:style-name="ce3" office:value-type="string" calcext:value-type="string">
            <text:p><text:span text:style-name="T4">#main </text:span><text:span text:style-name="T5">{}</text:span>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<text:span text:style-name="T18">&lt;</text:span><text:span text:style-name="T26">select</text:span><text:span text:style-name="T20"> class=</text:span><text:span text:style-name="T19">"liste-pays" </text:span></text:p>
            <text:p><text:span text:style-name="T27">Name="pays"&gt;</text:span><text:span text:style-name="T28">[...]</text:span><text:span text:style-name="T20">&lt;/select&gt;</text:span></text:p>
          </table:table-cell>
        </table:table-row>
        <table:table-row table:style-name="ro3">
          <table:table-cell/>
          <table:table-cell table:style-name="ce6" office:value-type="string" calcext:value-type="string">
            <text:p><text:span text:style-name="T22">&lt;</text:span><text:span text:style-name="T29">span</text:span><text:span text:style-name="T24"> class=</text:span><text:span text:style-name="T23">"chihuahua"</text:span><text:span text:style-name="T24">&gt;</text:span><text:span text:style-name="T30">[...]</text:span><text:span text:style-name="T24">&lt;/s</text:span><text:span text:style-name="T29">pan</text:span><text:span text:style-name="T31">&gt;</text:span></text:p>
          </table:table-cell>
        </table:table-row>
        <table:table-row table:style-name="ro3">
          <table:table-cell table:style-name="ce5" office:value-type="string" calcext:value-type="string">
            <text:p><text:span text:style-name="T6">aside</text:span><text:span text:style-name="T7"> </text:span><text:span text:style-name="T5">{}</text:span></text:p>
          </table:table-cell>
          <table:table-cell/>
        </table:table-row>
        <table:table-row table:style-name="ro3">
          <table:table-cell table:style-name="ce3" office:value-type="string" calcext:value-type="string">
            <text:p><text:span text:style-name="T8">li .lien-externe </text:span><text:span text:style-name="T9">{}</text:span></text:p>
          </table:table-cell>
          <table:table-cell/>
        </table:table-row>
        <table:table-row table:style-name="ro3">
          <table:table-cell table:style-name="ce5" office:value-type="string" calcext:value-type="string">
            <text:p><text:span text:style-name="T10">.lien-bleu </text:span><text:span text:style-name="T11">{}</text:span>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2">.nouvelle.internationale, </text:span></text:p>
            <text:p><text:span text:style-name="T12">.commentaire .caché</text:span> <text:span text:style-name="T13">{}</text:span></text:p>
          </table:table-cell>
          <table:table-cell/>
        </table:table-row>
        <table:table-row table:style-name="ro3">
          <table:table-cell/>
          <table:table-cell table:style-name="ce7" office:value-type="string" calcext:value-type="string">
            <text:p><text:span text:style-name="T32">&lt;article class=</text:span><text:span text:style-name="T33">"commentaire"</text:span><text:span text:style-name="T31">&gt;</text:span></text:p>
            <text:p><text:span text:style-name="T34">[…]</text:span></text:p>
            <text:p><text:span text:style-name="T32">&lt;/article&gt;</text:span></text:p>
          </table:table-cell>
        </table:table-row>
        <table:table-row table:style-name="ro3">
          <table:table-cell office:value-type="string" calcext:value-type="string">
            <text:p><text:span text:style-name="T14">.galerie</text:span><text:span text:style-name="T15"> </text:span><text:span text:style-name="T16">{}</text:span></text:p>
          </table:table-cell>
          <table:table-cell/>
        </table:table-row>
        <table:table-row table:style-name="ro3">
          <table:table-cell table:style-name="ce3" office:value-type="string" calcext:value-type="string">
            <text:p><text:span text:style-name="T7">Img-responsive </text:span><text:span text:style-name="T5">{}</text:span>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0">video.youtube</text:span><text:span text:style-name="T15"> </text:span><text:span text:style-name="T16">{}</text:span>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0">label</text:span><text:span text:style-name="T17">.requis</text:span><text:span text:style-name="T15"> </text:span><text:span text:style-name="T16">{}</text:span>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4">.contact textarea</text:span><text:span text:style-name="T15"> </text:span><text:span text:style-name="T16">{}</text:span></text:p>
          </table:table-cell>
          <table:table-cell/>
        </table:table-row>
        <table:table-row table:style-name="ro4">
          <table:table-cell/>
          <table:table-cell table:style-name="ce16" office:value-type="string" calcext:value-type="string">
            <text:p><text:span text:style-name="T35">          &lt;div class="textes"&gt;</text:span></text:p>
            <text:p><text:span text:style-name="T35">            &lt;h2&gt;Test transition II&lt;/h2&gt;</text:span></text:p>
            <text:p><text:span text:style-name="T35">          &lt;/div&gt;</text:span></text:p>
          </table:table-cell>
        </table:table-row>
        <table:table-row table:style-name="ro5" table:number-rows-repeated="2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07:34:44.958665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9-07T20:02:31.766000000</meta:creation-date>
    <dc:date>2020-11-06T07:46:53.586164366</dc:date>
    <meta:editing-duration>PT2H5M30S</meta:editing-duration>
    <meta:editing-cycles>15</meta:editing-cycles>
    <meta:generator>LibreOffice/6.4.6.2$MacOSX_X86_64 LibreOffice_project/0ce51a4fd21bff07a5c061082cc82c5ed232f115</meta:generator>
    <meta:document-statistic meta:table-count="1" meta:cell-count="20" meta:object-count="0"/>
  </office:meta>
</office:document-meta>
</file>